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medical_doctor_i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vil_status_id</text:p>
          </table:table-cell>
          <table:table-cell table:style-name="ce1" office:value-type="string" calcext:value-type="string">
            <text:p>tinyint(4) DEFAULT NULL</text:p>
          </table:table-cell>
          <table:table-cell table:formula="of:=&quot;alter table `patient` add `&quot;&amp;[.B2]&amp;&quot;` &quot;&amp;[.C2]&amp;&quot; after `&quot;&amp;[.B1]&amp;&quot;`;&quot;" office:value-type="string" office:string-value="alter table `patient` add `civil_status_id` tinyint(4) DEFAULT NULL after `medical_doctor_id`;" calcext:value-type="string">
            <text:p>alter table `patient` add `civil_status_id` tinyint(4) DEFAULT NULL after `medical_doctor_id`;</text:p>
          </table:table-cell>
        </table:table-row>
        <table:table-row table:style-name="ro1">
          <table:table-cell/>
          <table:table-cell office:value-type="string" calcext:value-type="string">
            <text:p>pwd_senior_id</text:p>
          </table:table-cell>
          <table:table-cell office:value-type="string" calcext:value-type="string">
            <text:p>text</text:p>
          </table:table-cell>
          <table:table-cell table:formula="of:=&quot;alter table `patient` add `&quot;&amp;[.B3]&amp;&quot;` &quot;&amp;[.C3]&amp;&quot; after `&quot;&amp;[.B2]&amp;&quot;`;&quot;" office:value-type="string" office:string-value="alter table `patient` add `pwd_senior_id` text after `civil_status_id`;" calcext:value-type="string">
            <text:p>alter table `patient` add `pwd_senior_id` text after `civil_status_id`;</text:p>
          </table:table-cell>
        </table:table-row>
        <table:table-row table:style-name="ro1">
          <table:table-cell/>
          <table:table-cell office:value-type="string" calcext:value-type="string">
            <text:p>occupation</text:p>
          </table:table-cell>
          <table:table-cell office:value-type="string" calcext:value-type="string">
            <text:p>text</text:p>
          </table:table-cell>
          <table:table-cell table:formula="of:=&quot;alter table `patient` add `&quot;&amp;[.B4]&amp;&quot;` &quot;&amp;[.C4]&amp;&quot; after `&quot;&amp;[.B3]&amp;&quot;`;&quot;" office:value-type="string" office:string-value="alter table `patient` add `occupation` text after `pwd_senior_id`;" calcext:value-type="string">
            <text:p>alter table `patient` add `occupation` text after `pwd_senior_id`;</text:p>
          </table:table-cell>
        </table:table-row>
        <table:table-row table:style-name="ro2">
          <table:table-cell/>
          <table:table-cell table:style-name="Default" office:value-type="string" calcext:value-type="string">
            <text:p>birthday</text:p>
          </table:table-cell>
          <table:table-cell table:style-name="ce1" office:value-type="string" calcext:value-type="string">
            <text:p>date DEFAULT NULL</text:p>
          </table:table-cell>
          <table:table-cell table:formula="of:=&quot;alter table `patient` add `&quot;&amp;[.B5]&amp;&quot;` &quot;&amp;[.C5]&amp;&quot; after `&quot;&amp;[.B4]&amp;&quot;`;&quot;" office:value-type="string" office:string-value="alter table `patient` add `birthday` date DEFAULT NULL after `occupation`;" calcext:value-type="string">
            <text:p>alter table `patient` add `birthday` date DEFAULT NULL after `occupation`;</text:p>
          </table:table-cell>
        </table:table-row>
        <table:table-row table:style-name="ro1">
          <table:table-cell/>
          <table:table-cell office:value-type="string" calcext:value-type="string">
            <text:p>contact_number</text:p>
          </table:table-cell>
          <table:table-cell office:value-type="string" calcext:value-type="string">
            <text:p>text</text:p>
          </table:table-cell>
          <table:table-cell table:formula="of:=&quot;alter table `patient` add `&quot;&amp;[.B6]&amp;&quot;` &quot;&amp;[.C6]&amp;&quot; after `&quot;&amp;[.B5]&amp;&quot;`;&quot;" office:value-type="string" office:string-value="alter table `patient` add `contact_number` text after `birthday`;" calcext:value-type="string">
            <text:p>alter table `patient` add `contact_number` text after `birthday`;</text:p>
          </table:table-cell>
        </table:table-row>
        <table:table-row table:style-name="ro1">
          <table:table-cell/>
          <table:table-cell office:value-type="string" calcext:value-type="string">
            <text:p>location_address</text:p>
          </table:table-cell>
          <table:table-cell office:value-type="string" calcext:value-type="string">
            <text:p>text</text:p>
          </table:table-cell>
          <table:table-cell table:formula="of:=&quot;alter table `patient` add `&quot;&amp;[.B7]&amp;&quot;` &quot;&amp;[.C7]&amp;&quot; after `&quot;&amp;[.B6]&amp;&quot;`;&quot;" office:value-type="string" office:string-value="alter table `patient` add `location_address` text after `contact_number`;" calcext:value-type="string">
            <text:p>alter table `patient` add `location_address` text after `contact_number`;</text:p>
          </table:table-cell>
        </table:table-row>
        <table:table-row table:style-name="ro1">
          <table:table-cell/>
          <table:table-cell office:value-type="string" calcext:value-type="string">
            <text:p>barangay_address</text:p>
          </table:table-cell>
          <table:table-cell office:value-type="string" calcext:value-type="string">
            <text:p>text</text:p>
          </table:table-cell>
          <table:table-cell table:formula="of:=&quot;alter table `patient` add `&quot;&amp;[.B8]&amp;&quot;` &quot;&amp;[.C8]&amp;&quot; after `&quot;&amp;[.B7]&amp;&quot;`;&quot;" office:value-type="string" office:string-value="alter table `patient` add `barangay_address` text after `location_address`;" calcext:value-type="string">
            <text:p>alter table `patient` add `barangay_address` text after `location_address`;</text:p>
          </table:table-cell>
        </table:table-row>
        <table:table-row table:style-name="ro1">
          <table:table-cell/>
          <table:table-cell office:value-type="string" calcext:value-type="string">
            <text:p>postal_address</text:p>
          </table:table-cell>
          <table:table-cell office:value-type="string" calcext:value-type="string">
            <text:p>text</text:p>
          </table:table-cell>
          <table:table-cell table:formula="of:=&quot;alter table `patient` add `&quot;&amp;[.B9]&amp;&quot;` &quot;&amp;[.C9]&amp;&quot; after `&quot;&amp;[.B8]&amp;&quot;`;&quot;" office:value-type="string" office:string-value="alter table `patient` add `postal_address` text after `barangay_address`;" calcext:value-type="string">
            <text:p>alter table `patient` add `postal_address` text after `barangay_address`;</text:p>
          </table:table-cell>
        </table:table-row>
        <table:table-row table:style-name="ro3">
          <table:table-cell/>
          <table:table-cell office:value-type="string" calcext:value-type="string">
            <text:p>province_city_ph_address</text:p>
          </table:table-cell>
          <table:table-cell office:value-type="string" calcext:value-type="string">
            <text:p>text</text:p>
          </table:table-cell>
          <table:table-cell table:formula="of:=&quot;alter table `patient` add `&quot;&amp;[.B10]&amp;&quot;` &quot;&amp;[.C10]&amp;&quot; after `&quot;&amp;[.B9]&amp;&quot;`;&quot;" office:value-type="string" office:string-value="alter table `patient` add `province_city_ph_address` text after `postal_address`;" calcext:value-type="string">
            <text:p>alter table `patient` add `province_city_ph_address` text after `postal_address`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1:13:20.320604127</meta:creation-date>
    <dc:date>2021-03-20T12:58:12.294983140</dc:date>
    <meta:editing-duration>PT1H24M41S</meta:editing-duration>
    <meta:editing-cycles>2</meta:editing-cycles>
    <meta:generator>LibreOffice/6.4.6.2$Linux_X86_64 LibreOffice_project/40$Build-2</meta:generator>
    <meta:document-statistic meta:table-count="1" meta:cell-count="28" meta:object-count="0"/>
  </office:meta>
</office:document-meta>
</file>